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118c4c"/>
    </style:style>
    <style:style style:name="T2" style:family="text">
      <style:text-properties officeooo:rsid="0012af65"/>
    </style:style>
    <style:style style:name="T3" style:family="text">
      <style:text-properties officeooo:rsid="0013ba07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18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asure Island is a classic adventure novel <text:span text:style-name="T5">published in 1883 and</text:span><text:span text:style-name="T4"> written by Robert Louis Stevenson</text:span>. <text:span text:style-name="T5">The protagonist of the story is</text:span><text:span text:style-name="T1"> the</text:span> young Jim Hawkins, who discovers a treasure map. <text:span text:style-name="T1">This causes him to</text:span> set off on a dangerous voyage to claim the treasure, <text:span text:style-name="T1">helped by</text:span> a group of seafaring adventurers.</text:p>
      <text:p text:style-name="P1">The plot of <text:span text:style-name="T5">the book</text:span> is driven by the quest for treasure, which leads Jim Hawkins and his companions to the titular island. Along the way,<text:span text:style-name="T4"> they </text:span><text:span text:style-name="T5">must contend</text:span><text:span text:style-name="T1"> with mutiny and betrayal</text:span>, <text:span text:style-name="T4">making </text:span><text:span text:style-name="T5">for a perilous journey</text:span><text:span text:style-name="T4">.</text:span> The plot <text:span text:style-name="T1">is unpredictable and surprising</text:span>, <text:span text:style-name="T1">with a notable plot twist being</text:span> the <text:span text:style-name="T1">sudden</text:span> appearance of Long John Silver, a charismatic pirate who <text:span text:style-name="T1">at first</text:span> befriends Jim but later <text:span text:style-name="T1">reveals himself as the treacherous villain of the tale.</text:span></text:p>
      <text:p text:style-name="P1"><text:span text:style-name="T1">The idea of the ‘Hero’s Journey’ is central to Treasure Island.</text:span> Jim Hawkins starts off as an innocent young boy, but through his experiences on the journey to Treasure Island, he transforms into a <text:span text:style-name="T2">much more clever and brave person</text:span>. <text:span text:style-name="T2">Showcasing his growth is</text:span> his <text:span text:style-name="T2">increasing</text:span> ability to face danger and make tough decisions, <text:span text:style-name="T2">most notably</text:span> his <text:span text:style-name="T2">choice</text:span> to shoot Israel Hands, <text:span text:style-name="T2">a treacherous pirate,</text:span> in self-defense.</text:p>
      <text:p text:style-name="P1"><text:span text:style-name="T2">The conflict between good and evil features prominently in the novel</text:span>. <text:span text:style-name="T2">Jim and his companions, a group of morally upright heroes, are contrasted with the merciless and brutal pirates</text:span>. The novel also <text:span text:style-name="T2">touches on</text:span> the idea of redemption, <text:span text:style-name="T2">notably including the time when John Long Silver is granted an opportunity to atone for his past misdeeds.</text:span></text:p>
      <text:p text:style-name="P1"><text:span text:style-name="T2">Key to understanding Treasure Island is the sense of adventure it offers</text:span>. The story takes place in an <text:span text:style-name="T2">distant and</text:span> exotic <text:span text:style-name="T2">place</text:span>, and the <text:span text:style-name="T2">constant challenges and obstacles that the characters face serve to keep the reader excited and entertained</text:span>. <text:span text:style-name="T2">The thrills offered by adventure and exploration are clearly captured by the enthralling story.</text:span></text:p>
      <text:p text:style-name="P1">Finally, Treasure Island <text:span text:style-name="T2">takes a look at</text:span> the concept<text:span text:style-name="T2">s</text:span> of loyalty and trust. <text:span text:style-name="T2">Although Jim Hawkins is very different from his companions, he still trusts them and comes to form meaningful and close bonds with them.</text:span> <text:span text:style-name="T2">Most interestingly the theme is embodied</text:span> in the character of Long John Silver, who <text:span text:style-name="T2">initially betrays Jim and his friends but ultimately proves his loyalty to Hawkins.</text:span></text:p>
      <text:p text:style-name="P1">In conclusion, Treasure Island is a thrilling adventure story that explores several important themes. <text:span text:style-name="T2">Some of these theme’s are</text:span> the hero's journey, the conflict between good and evil, redemption, adventure, and loyalty. The novel's popularity <text:span text:style-name="T2">endures to this day;</text:span> a testament to its timeless themes and exciting plot. <text:span text:style-name="T2">Readers of all ages continue to be enchanted by this book.</text:span></text:p>
      <text:p text:style-name="normal">(<text:span text:style-name="T3">427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10:11:32.207000000</dc:date>
    <meta:editing-duration>PT11M43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8" meta:word-count="429" meta:character-count="2597" meta:non-whitespace-character-count="2176"/>
  </office:meta>
</office:document-meta>
</file>